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equenceWrapp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Wrapper.PageSequenceWrapp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Wrapper.validateChildNode( Locator loc , String ns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SequenceWrapper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SequenceWrapper.getIndex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Wrapp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Wrapper.getIndex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